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Body">
      <style:paragraph-properties fo:keep-with-next="always"/>
    </style:style>
    <style:style style:name="P12" style:family="paragraph" style:parent-style-name="Example">
      <style:paragraph-properties style:line-height-at-least="0.1945in" fo:keep-with-next="always"/>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text-properties fo:font-style="italic" style:font-style-asian="italic"/>
    </style:style>
    <style:style style:name="P15" style:family="paragraph" style:parent-style-name="Example">
      <style:paragraph-properties style:line-height-at-least="0.1945in"/>
      <style:text-properties fo:font-style="italic" style:font-style-asian="italic" style:font-style-complex="italic"/>
    </style:style>
    <style:style style:name="P16" style:family="paragraph" style:parent-style-name="Example">
      <style:paragraph-properties style:line-height-at-least="0.1945in" fo:keep-with-next="always"/>
      <style:text-properties style:font-name="Courier1"/>
    </style:style>
    <style:style style:name="P17" style:family="paragraph" style:parent-style-name="Standard">
      <style:paragraph-properties style:line-height-at-least="0.1945in"/>
      <style:text-properties style:font-name="Courier1"/>
    </style:style>
    <style:style style:name="P18" style:family="paragraph" style:parent-style-name="Example">
      <style:paragraph-properties style:line-height-at-least="0.1945in"/>
      <style:text-properties style:font-name="Courier1"/>
    </style:style>
    <style:style style:name="P19" style:family="paragraph" style:parent-style-name="Standard">
      <style:paragraph-properties style:line-height-at-least="0.1945in"/>
      <style:text-properties style:font-name="Courier1" officeooo:paragraph-rsid="001cf89a"/>
    </style:style>
    <style:style style:name="P20" style:family="paragraph" style:parent-style-name="Standard">
      <style:paragraph-properties style:line-height-at-least="0.1945in"/>
      <style:text-properties style:font-name="Courier1" officeooo:paragraph-rsid="002b921f"/>
    </style:style>
    <style:style style:name="P21" style:family="paragraph" style:parent-style-name="Standard">
      <style:text-properties style:font-name="Courier1"/>
    </style:style>
    <style:style style:name="P22" style:family="paragraph" style:parent-style-name="Standard">
      <style:paragraph-properties style:line-height-at-least="0.1945in"/>
      <style:text-properties style:font-name="Courier1" fo:font-style="italic" style:font-style-asian="italic" style:font-style-complex="italic"/>
    </style:style>
    <style:style style:name="P23"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5" style:family="paragraph" style:parent-style-name="Example">
      <style:paragraph-properties style:line-height-at-least="0.1945in"/>
      <style:text-properties style:font-name="Courier1" fo:font-style="italic" style:font-style-asian="italic" style:font-name-complex="Courier New2"/>
    </style:style>
    <style:style style:name="P26" style:family="paragraph" style:parent-style-name="Standard">
      <style:paragraph-properties style:line-height-at-least="0.1945in"/>
      <style:text-properties style:font-name="Courier1" fo:font-style="normal" style:font-style-asian="normal" style:font-style-complex="normal"/>
    </style:style>
    <style:style style:name="P27" style:family="paragraph" style:parent-style-name="Example">
      <style:paragraph-properties style:line-height-at-least="0.1945in"/>
      <style:text-properties style:font-name="Courier1" style:font-name-complex="Courier New2"/>
    </style:style>
    <style:style style:name="P28" style:family="paragraph" style:parent-style-name="Standard">
      <style:text-properties style:font-name="Courier1" officeooo:paragraph-rsid="001b7e53"/>
    </style:style>
    <style:style style:name="P29" style:family="paragraph" style:parent-style-name="Standard">
      <style:text-properties style:font-name="Courier1" officeooo:paragraph-rsid="002b921f"/>
    </style:style>
    <style:style style:name="P30" style:family="paragraph" style:parent-style-name="Body">
      <style:paragraph-properties fo:margin-left="0in" fo:margin-right="0in" fo:text-indent="0.5in" style:auto-text-indent="false"/>
    </style:style>
    <style:style style:name="P31" style:family="paragraph" style:parent-style-name="Body_20_first">
      <style:paragraph-properties fo:keep-together="always"/>
    </style:style>
    <style:style style:name="P32" style:family="paragraph" style:parent-style-name="Standard">
      <style:paragraph-properties fo:hyphenation-ladder-count="no-limit"/>
      <style:text-properties fo:hyphenate="true" fo:hyphenation-remain-char-count="2" fo:hyphenation-push-char-count="2" loext:hyphenation-no-caps="false"/>
    </style:style>
    <style:style style:name="P33" style:family="paragraph" style:parent-style-name="Example">
      <style:paragraph-properties style:line-height-at-least="0.1945in"/>
      <style:text-properties style:font-style-complex="italic"/>
    </style:style>
    <style:style style:name="P34" style:family="paragraph" style:parent-style-name="Example">
      <style:paragraph-properties style:line-height-at-least="0.1945in"/>
      <style:text-properties fo:font-style="normal" style:font-style-asian="normal" style:font-style-complex="normal"/>
    </style:style>
    <style:style style:name="P35" style:family="paragraph" style:parent-style-name="Example_20__20_indented">
      <style:text-properties fo:font-style="normal" style:font-style-asian="normal" style:font-style-complex="normal"/>
    </style:style>
    <style:style style:name="P36" style:family="paragraph" style:parent-style-name="Body">
      <style:paragraph-properties fo:margin-left="0.5in" fo:margin-right="0in" fo:text-indent="0in" style:auto-text-indent="false"/>
    </style:style>
    <style:style style:name="P37" style:family="paragraph" style:parent-style-name="Body">
      <style:text-properties officeooo:paragraph-rsid="001279b8"/>
    </style:style>
    <style:style style:name="P38" style:family="paragraph" style:parent-style-name="Body_20_first">
      <style:text-properties officeooo:paragraph-rsid="001279b8"/>
    </style:style>
    <style:style style:name="P39" style:family="paragraph" style:parent-style-name="Example_20__20_indented">
      <style:text-properties officeooo:paragraph-rsid="001279b8"/>
    </style:style>
    <style:style style:name="P40" style:family="paragraph" style:parent-style-name="Example_20__20_indented">
      <style:text-properties fo:font-weight="normal" officeooo:paragraph-rsid="001279b8" style:font-weight-asian="normal" style:font-weight-complex="normal"/>
    </style:style>
    <style:style style:name="P41" style:family="paragraph" style:parent-style-name="Example_20__20_indented">
      <style:text-properties officeooo:paragraph-rsid="0015556b"/>
    </style:style>
    <style:style style:name="P42" style:family="paragraph" style:parent-style-name="Example_20__20_indented">
      <style:text-properties officeooo:paragraph-rsid="0016ec46"/>
    </style:style>
    <style:style style:name="P43" style:family="paragraph" style:parent-style-name="Example_20__20_indented">
      <style:text-properties officeooo:paragraph-rsid="0017b7e3"/>
    </style:style>
    <style:style style:name="P44" style:family="paragraph" style:parent-style-name="Example_20__20_indented">
      <style:text-properties officeooo:paragraph-rsid="0018ef7c"/>
    </style:style>
    <style:style style:name="P45" style:family="paragraph" style:parent-style-name="Example_20__20_indented">
      <style:text-properties officeooo:paragraph-rsid="0019cd6d"/>
    </style:style>
    <style:style style:name="P46" style:family="paragraph" style:parent-style-name="Example">
      <style:paragraph-properties style:line-height-at-least="0.1945in"/>
      <style:text-properties officeooo:rsid="001ad9c2" officeooo:paragraph-rsid="001cf89a"/>
    </style:style>
    <style:style style:name="P47" style:family="paragraph" style:parent-style-name="Example">
      <style:paragraph-properties style:line-height-at-least="0.1945in" fo:keep-with-next="always"/>
      <style:text-properties officeooo:rsid="001ad9c2" officeooo:paragraph-rsid="001cf89a"/>
    </style:style>
    <style:style style:name="P48" style:family="paragraph" style:parent-style-name="Example">
      <style:paragraph-properties style:line-height-at-least="0.1945in"/>
      <style:text-properties officeooo:rsid="001ad9c2" officeooo:paragraph-rsid="002b921f"/>
    </style:style>
    <style:style style:name="P49" style:family="paragraph" style:parent-style-name="Standard">
      <style:text-properties officeooo:paragraph-rsid="001ad9c2"/>
    </style:style>
    <style:style style:name="P50" style:family="paragraph" style:parent-style-name="Body">
      <style:text-properties officeooo:paragraph-rsid="00216b71"/>
    </style:style>
    <style:style style:name="P51" style:family="paragraph" style:parent-style-name="Body_20_first">
      <style:text-properties officeooo:paragraph-rsid="001fa067"/>
    </style:style>
    <style:style style:name="P52" style:family="paragraph" style:parent-style-name="Standard">
      <style:text-properties officeooo:paragraph-rsid="001e1c8c"/>
    </style:style>
    <style:style style:name="P53" style:family="paragraph" style:parent-style-name="Body">
      <style:text-properties officeooo:paragraph-rsid="0022cf08"/>
    </style:style>
    <style:style style:name="P54" style:family="paragraph" style:parent-style-name="Body">
      <style:text-properties officeooo:paragraph-rsid="0023b8dc"/>
    </style:style>
    <style:style style:name="P55" style:family="paragraph" style:parent-style-name="Body_20_first">
      <style:text-properties officeooo:paragraph-rsid="0026a6ae"/>
    </style:style>
    <style:style style:name="P56" style:family="paragraph" style:parent-style-name="Example_20__20_indented">
      <style:text-properties officeooo:paragraph-rsid="0026a6ae"/>
    </style:style>
    <style:style style:name="P57" style:family="paragraph" style:parent-style-name="Body_20_first">
      <style:text-properties officeooo:paragraph-rsid="0027df4e"/>
    </style:style>
    <style:style style:name="P58" style:family="paragraph" style:parent-style-name="Example_20__20_indented">
      <style:text-properties officeooo:paragraph-rsid="0027df4e"/>
    </style:style>
    <style:style style:name="P59" style:family="paragraph" style:parent-style-name="Example">
      <style:paragraph-properties style:line-height-at-least="0.1945in"/>
      <style:text-properties officeooo:rsid="00246ffe" officeooo:paragraph-rsid="00246ffe"/>
    </style:style>
    <style:style style:name="P60" style:family="paragraph" style:parent-style-name="Body_20_first">
      <style:text-properties officeooo:rsid="002ca1cb" officeooo:paragraph-rsid="002ca1cb"/>
    </style:style>
    <style:style style:name="P61" style:family="paragraph" style:parent-style-name="Example">
      <style:text-properties officeooo:paragraph-rsid="002ca1cb"/>
    </style:style>
    <style:style style:name="P62" style:family="paragraph" style:parent-style-name="Body">
      <style:text-properties officeooo:rsid="0030e942" officeooo:paragraph-rsid="0030e942"/>
    </style:style>
    <style:style style:name="P63" style:family="paragraph" style:parent-style-name="Body">
      <style:text-properties officeooo:rsid="00351675" officeooo:paragraph-rsid="00351675"/>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officeooo:rsid="002d67a4" style:font-style-asian="normal" style:font-style-complex="normal"/>
    </style:style>
    <style:style style:name="T16" style:family="text">
      <style:text-properties fo:font-style="normal" fo:font-weight="bold" style:font-style-asian="normal" style:font-weight-asian="bold" style:font-weight-complex="bold"/>
    </style:style>
    <style:style style:name="T17" style:family="text">
      <style:text-properties style:font-style-complex="italic"/>
    </style:style>
    <style:style style:name="T18" style:family="text">
      <style:text-properties style:font-name="Courier New1" style:font-name-complex="Courier New2"/>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language="fr" fo:country="FR" fo:font-style="normal" style:font-style-asian="normal" style:font-style-complex="normal"/>
    </style:style>
    <style:style style:name="T22" style:family="text">
      <style:text-properties fo:language="fr" fo:country="FR" fo:font-style="italic" style:font-style-asian="italic" style:font-style-complex="italic"/>
    </style:style>
    <style:style style:name="T23" style:family="text">
      <style:text-properties style:font-name="Courier1"/>
    </style:style>
    <style:style style:name="T24" style:family="text">
      <style:text-properties style:font-name="Courier1" style:font-name-complex="Courier New2"/>
    </style:style>
    <style:style style:name="T25" style:family="text">
      <style:text-properties style:font-name="Courier1" fo:font-style="italic" style:font-style-asian="italic"/>
    </style:style>
    <style:style style:name="T26" style:family="text">
      <style:text-properties style:font-name="Courier1" fo:font-style="italic" style:font-style-asian="italic" style:font-style-complex="italic"/>
    </style:style>
    <style:style style:name="T27" style:family="text">
      <style:text-properties style:font-name="Courier1" fo:font-style="italic" officeooo:rsid="001ad9c2" style:font-style-asian="italic" style:font-style-complex="italic"/>
    </style:style>
    <style:style style:name="T28" style:family="text">
      <style:text-properties style:font-name="Courier1" fo:font-style="italic" style:font-style-asian="italic" style:font-name-complex="Courier New2"/>
    </style:style>
    <style:style style:name="T29" style:family="text">
      <style:text-properties style:font-name="Courier1" fo:font-style="normal" style:font-style-asian="normal"/>
    </style:style>
    <style:style style:name="T30" style:family="text">
      <style:text-properties style:font-name="Courier1" fo:font-style="normal" style:font-style-asian="normal" style:font-style-complex="normal"/>
    </style:style>
    <style:style style:name="T31" style:family="text">
      <style:text-properties style:font-name="Courier1" officeooo:rsid="000e3dae"/>
    </style:style>
    <style:style style:name="T32" style:family="text">
      <style:text-properties style:font-name="Courier1" officeooo:rsid="001adaad"/>
    </style:style>
    <style:style style:name="T33" style:family="text">
      <style:text-properties style:font-name="Courier1" officeooo:rsid="002059c9"/>
    </style:style>
    <style:style style:name="T34" style:family="text">
      <style:text-properties style:font-name="Courier1" officeooo:rsid="00216b71"/>
    </style:style>
    <style:style style:name="T35" style:family="text">
      <style:text-properties style:font-name="Helvetica1"/>
    </style:style>
    <style:style style:name="T36" style:family="text">
      <style:text-properties style:font-name="Helvetica1" fo:font-weight="normal" style:font-weight-asian="normal" style:font-weight-complex="normal"/>
    </style:style>
    <style:style style:name="T37" style:family="text">
      <style:text-properties style:font-name="Helvetica1" officeooo:rsid="0027df4e"/>
    </style:style>
    <style:style style:name="T38" style:family="text">
      <style:text-properties style:font-name-complex="Courier New2"/>
    </style:style>
    <style:style style:name="T39" style:family="text">
      <style:text-properties fo:font-weight="bold" style:font-weight-asian="bold" style:font-weight-complex="bold"/>
    </style:style>
    <style:style style:name="T40" style:family="text">
      <style:text-properties officeooo:rsid="000f7126"/>
    </style:style>
    <style:style style:name="T41" style:family="text">
      <style:text-properties officeooo:rsid="0010eab8"/>
    </style:style>
    <style:style style:name="T42" style:family="text">
      <style:text-properties officeooo:rsid="001279b8"/>
    </style:style>
    <style:style style:name="T43" style:family="text">
      <style:text-properties officeooo:rsid="0013fa0e"/>
    </style:style>
    <style:style style:name="T44" style:family="text">
      <style:text-properties officeooo:rsid="0015556b"/>
    </style:style>
    <style:style style:name="T45" style:family="text">
      <style:text-properties officeooo:rsid="0016ec46"/>
    </style:style>
    <style:style style:name="T46" style:family="text">
      <style:text-properties officeooo:rsid="0017b7e3"/>
    </style:style>
    <style:style style:name="T47" style:family="text">
      <style:text-properties officeooo:rsid="0018ef7c"/>
    </style:style>
    <style:style style:name="T48" style:family="text">
      <style:text-properties officeooo:rsid="0019cd6d"/>
    </style:style>
    <style:style style:name="T49" style:family="text">
      <style:text-properties officeooo:rsid="001ad9c2"/>
    </style:style>
    <style:style style:name="T50" style:family="text">
      <style:text-properties officeooo:rsid="001b7e53"/>
    </style:style>
    <style:style style:name="T51" style:family="text">
      <style:text-properties officeooo:rsid="001e1c8c"/>
    </style:style>
    <style:style style:name="T52" style:family="text">
      <style:text-properties officeooo:rsid="001adaad"/>
    </style:style>
    <style:style style:name="T53" style:family="text">
      <style:text-properties officeooo:rsid="001fa067"/>
    </style:style>
    <style:style style:name="T54" style:family="text">
      <style:text-properties officeooo:rsid="00216b71"/>
    </style:style>
    <style:style style:name="T55" style:family="text">
      <style:text-properties officeooo:rsid="0022cf08"/>
    </style:style>
    <style:style style:name="T56" style:family="text">
      <style:text-properties officeooo:rsid="0023b8dc"/>
    </style:style>
    <style:style style:name="T57" style:family="text">
      <style:text-properties officeooo:rsid="00246ffe"/>
    </style:style>
    <style:style style:name="T58" style:family="text">
      <style:text-properties officeooo:rsid="00256b5c"/>
    </style:style>
    <style:style style:name="T59" style:family="text">
      <style:text-properties fo:language="zxx" fo:country="none" officeooo:rsid="00256b5c"/>
    </style:style>
    <style:style style:name="T60" style:family="text">
      <style:text-properties officeooo:rsid="0025d086"/>
    </style:style>
    <style:style style:name="T61" style:family="text">
      <style:text-properties officeooo:rsid="0026a6ae"/>
    </style:style>
    <style:style style:name="T62" style:family="text">
      <style:text-properties officeooo:rsid="0027df4e"/>
    </style:style>
    <style:style style:name="T63" style:family="text">
      <style:text-properties officeooo:rsid="0029cce2"/>
    </style:style>
    <style:style style:name="T64" style:family="text">
      <style:text-properties officeooo:rsid="002b921f"/>
    </style:style>
    <style:style style:name="T65" style:family="text">
      <style:text-properties officeooo:rsid="002d67a4"/>
    </style:style>
    <style:style style:name="T66" style:family="text">
      <style:text-properties style:font-name="Courier"/>
    </style:style>
    <style:style style:name="T67" style:family="text">
      <style:text-properties style:font-name="Courier" fo:font-style="normal" officeooo:rsid="002d67a4" style:font-style-asian="normal" style:font-style-complex="normal"/>
    </style:style>
    <style:style style:name="T68" style:family="text">
      <style:text-properties style:font-name="Courier" officeooo:rsid="00335e54"/>
    </style:style>
    <style:style style:name="T69" style:family="text">
      <style:text-properties style:font-name="Courier" fo:font-weight="normal" style:font-weight-asian="normal" style:font-weight-complex="normal"/>
    </style:style>
    <style:style style:name="T70" style:family="text">
      <style:text-properties officeooo:rsid="00335e54"/>
    </style:style>
    <style:style style:name="T71" style:family="text">
      <style:text-properties officeooo:rsid="00360b87"/>
    </style:style>
    <style:style style:name="T72" style:family="text">
      <style:text-properties style:font-name="Courier New" officeooo:rsid="00360b87"/>
    </style:style>
    <style:style style:name="T73" style:family="text">
      <style:text-properties style:font-name="Courier  " officeooo:rsid="00360b87"/>
    </style:style>
    <style:style style:name="T74" style:family="text">
      <style:text-properties style:use-window-font-color="true" loext:opacity="0%" style:font-name="Helvetica" officeooo:rsid="00360b8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6">cmd_file</text:span> is specified, commands are read from the file and executed before entering an interactive TCL command interpreter. If -exit is specified the application exits after reading <text:span text:style-name="T2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3">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3">examples/example5.tcl</text:span>. Other examples can be found in the directory <text:span text:style-name="T23">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3">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5">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4"/>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7">[-name </text:span></text:span><text:span text:style-name="Command"><text:span text:style-name="T3">name</text:span></text:span><text:span text:style-name="Command"><text:span text:style-name="T17">]<text:line-break/>[-coordinate </text:span></text:span><text:span text:style-name="Command"><text:span text:style-name="T3">coordinates</text:span></text:span><text:span text:style-name="Command"><text:span text:style-name="T17">]<text:line-break/>[-guard_band_x </text:span></text:span><text:span text:style-name="Command"><text:span text:style-name="T3">guard_x</text:span></text:span><text:span text:style-name="Command"><text:span text:style-name="T17">]<text:line-break/>[-guard_band_y </text:span></text:span><text:span text:style-name="Command"><text:span text:style-name="T3">guard_y</text:span></text:span><text:span text:style-name="Command"><text:span text:style-name="T17">]</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5">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5">corner_name</text:p>
          </table:table-cell>
          <table:table-cell table:style-name="Table7.A2" office:value-type="string">
            <text:p text:style-name="P5">The name of a delay calculation corner.</text:p>
          </table:table-cell>
        </table:table-row>
      </table:table>
      <text:p text:style-name="Body_20_first">Use the <text:span text:style-name="T23">define_corners</text:span> command to define the names of multiple process/temperature/voltage corners. The <text:span text:style-name="T23">define_corners</text:span> command must follow <text:span text:style-name="T23">set_operating_conditions -analysis_type </text:span><text:span text:style-name="T3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5">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5">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3">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5">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3">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3">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3">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3">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3">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5">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3">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3">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3">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3">find_timing_paths</text:span> command returns a list of path objects for scripting. Use the <text:span text:style-name="T2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7">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text:span text:style-name="T2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7">objects</text:span></text:span><text:span text:style-name="Command">]<text:line-break/>[-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7">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7">c<text:span text:style-name="T42">ell</text:span></text:p>
      <text:p text:style-name="P39"><text:span text:style-name="T42">base_name<text:line-break/>filename<text:line-break/>full_name<text:line-break/>library<text:line-break/></text:span>name</text:p>
      <text:p text:style-name="P37">clock</text:p>
      <text:p text:style-name="P45"><text:span text:style-name="T48">full_name<text:line-break/></text:span>is_generated<text:line-break/>name<text:line-break/>period<text:line-break/>propagated<text:line-break/>sources</text:p>
      <text:p text:style-name="P37">edge</text:p>
      <text:p text:style-name="P44"><text:soft-page-break/>delay_max_fall<text:line-break/>delay_min_fall<text:line-break/>delay_max_rise<text:line-break/>delay_min_rise<text:line-break/><text:span text:style-name="T47">full_name<text:line-break/>from_pin<text:line-break/>sense<text:line-break/>to_pin</text:span></text:p>
      <text:p text:style-name="P38">instance (<text:span text:style-name="T45">SDC </text:span>cell)</text:p>
      <text:p text:style-name="P42"><text:span text:style-name="T45">cell<text:line-break/></text:span>full_name<text:line-break/>ref_name<text:line-break/><text:span text:style-name="T45">liberty_cell</text:span><text:line-break/><text:span text:style-name="T45">name</text:span></text:p>
      <text:p text:style-name="P37">liberty_cell</text:p>
      <text:p text:style-name="P39"><text:span text:style-name="T42">area<text:line-break/></text:span>base_name<text:line-break/><text:span text:style-name="T42">dont_use</text:span><text:line-break/><text:span text:style-name="T41">filename</text:span><text:line-break/>full_name<text:line-break/><text:span text:style-name="T42">is_buffer<text:line-break/>is_inverter</text:span><text:line-break/><text:span text:style-name="T42">library</text:span><text:line-break/><text:span text:style-name="T42">name</text:span></text:p>
      <text:p text:style-name="P37">liberty_<text:span text:style-name="T42">library</text:span></text:p>
      <text:p text:style-name="P40"><text:span text:style-name="T41">filename</text:span><text:line-break/>full_name<text:line-break/>name</text:p>
      <text:p text:style-name="P37">liberty_port</text:p>
      <text:p text:style-name="P41"><text:span text:style-name="T43">capacitance<text:line-break/></text:span>direction<text:line-break/><text:span text:style-name="T43">drive_resistance<text:line-break/>drive_resistance_fall_max<text:line-break/>drive_resistance_fall_min<text:line-break/>drive_resistance_rise_max<text:line-break/>drive_resistance_rise_min</text:span><text:line-break/>full_name<text:line-break/><text:span text:style-name="T44">intrinsic_delay<text:line-break/>intrinsic_delay_fall_max<text:line-break/>intrinsic_delay_fall_min<text:line-break/>intrinsic_delay_rise_max<text:line-break/>intrinsic_delay_rise_min</text:span><text:line-break/><text:span text:style-name="T43">is_register_clock<text:line-break/>lib_cell</text:span><text:line-break/><text:span text:style-name="T43">name</text:span></text:p>
      <text:p text:style-name="P37">library</text:p>
      <text:p text:style-name="Example_20__20_indented"><text:soft-page-break/>name<text:line-break/><text:span text:style-name="T42">full_name</text:span></text:p>
      <text:p text:style-name="P37">net</text:p>
      <text:p text:style-name="P39">full_name<text:line-break/><text:span text:style-name="T4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7">pin</text:p>
      <text:p text:style-name="P43"><text:span text:style-name="T4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6">name</text:span></text:p>
      <text:p text:style-name="P37">port</text:p>
      <text:p text:style-name="P39"><text:span text:style-name="T42">activity<text:line-break/></text:span>actual_fall_transition_min<text:line-break/>actual_fall_transition_max <text:line-break/>actual_rise_transition_min<text:line-break/>actual_rise_transition_max<text:line-break/>direction<text:line-break/>full_name<text:line-break/><text:span text:style-name="T42">liberty_port<text:line-break/></text:span>min_fall_slack<text:line-break/>max_fall_slack<text:line-break/>min_rise_slack<text:line-break/>max_rise_slack<text:line-break/><text:span text:style-name="T42">name</text:span></text:p>
      <text:p text:style-name="P37">point (PathRef)</text:p>
      <text:p text:style-name="P4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5">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6">corner</text:span>. The typical values in the SDF tuples are ignored. If multiple corners are defined <text:span text:style-name="T2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text:span></text:span><text:span text:style-name="T24">[-keep_capacitive_coupling]<text:line-break/>[-coupling_reduction_factor </text:span><text:span text:style-name="T28">factor</text:span><text:span text:style-name="T24">]</text:span><text:span text:style-name="Command_20_Argument"><text:span text:style-name="T29"><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7">-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5">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71">Use the </text:span><text:span text:style-name="T74">‑</text:span><text:span text:style-name="T73">report_parasitic_annotation</text:span><text:span text:style-name="T71"> command to check for nets that are not annotated.</text:span></text:p>
      <text:p text:style-name="Body">Files compressed with gzip are automatically uncompressed.</text:p>
      <text:p text:style-name="Body">Separate parasitics can be annotated for <text:span text:style-name="T70">corners and </text:span>min and max paths using the <text:span text:style-name="T66">-</text:span><text:span text:style-name="T68">corner, </text:span><text:span text:style-name="Command">–min</text:span><text:span text:style-name="Command"><text:span text:style-name="T3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3">Parasitic networks (DSPEF) can be annotated on hierarchical block<text:span text:style-name="T71">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7">-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7">-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7">-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7">-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7">-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7">-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7">-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7">-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2"><text:span text:style-name="T24">[-cell]<text:line-break/>[-net]<text:line-break/>[-from_in_ports]<text:line-break/>[-to_out_ports]</text:span><text:span text:style-name="T18"><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7">-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7">-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7">-</text:span></text:span><text:span text:style-name="T18">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7">-</text:span></text:span><text:span text:style-name="T18">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5">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5">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5">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3">-corner</text:span> keyword to report timing for one process corner. With no <text:span text:style-name="T23">-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5">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3">-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3">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3">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3">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7">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5">to_pin</text:p>
          </table:table-cell>
          <table:table-cell table:style-name="Table60.A2" office:value-type="string">
            <text:p text:style-name="P3">An instance pin.</text:p>
          </table:table-cell>
        </table:table-row>
        <table:table-row table:style-name="Table60.1">
          <table:table-cell table:style-name="Table60.A2" office:value-type="string">
            <text:p text:style-name="P13">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3">-corner</text:span> keyword to specify a process corner. The <text:span text:style-name="T23">-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3">Hierarchical path to a net.</text:p>
          </table:table-cell>
        </table:table-row>
      </table:table>
      <text:p text:style-name="Body_20_first"/>
      <text:p text:style-name="P65"><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65">parasitic_annotation</text:span></text:span></text:p>
          </table:table-cell>
          <table:table-cell table:style-name="Table127.A1" office:value-type="string">
            <text:p text:style-name="P10"><text:span text:style-name="T15">[-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67">-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3">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3">-instances</text:span> to report power for specific instances.</text:p>
      <text:p text:style-name="Body_20_first">Use the <text:span text:style-name="Command_20_Heading"><text:span text:style-name="T11">set_power_activity</text:span></text:span><text:span text:style-name="Command_20_Heading"><text:span text:style-name="T3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3">-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4">-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4">-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3">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5">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3">-corner</text:span> keyword to specify a process corner. The <text:span text:style-name="T23">-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59">Inter-clock uncertainty source clock.</text:p>
          </table:table-cell>
        </table:table-row>
        <table:table-row table:style-name="Table78.1">
          <table:table-cell table:style-name="Table78.A2" office:value-type="string">
            <text:p text:style-name="P13">to_clock</text:p>
          </table:table-cell>
          <table:table-cell table:style-name="Table78.A2" office:value-type="string">
            <text:p text:style-name="P59">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8">Inter-clock target clock rise edge, alternative to ‑</text:span><text:span text:style-name="T59">rise_to</text:span><text:span text:style-name="T58">.Inter-clock target clock rise edge, alternative to ‑</text:span><text:span text:style-name="T59">rise_to</text:span><text:span text:style-name="T58">.</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8">Inter-clock target clock rise edge, alternative to ‑</text:span><text:span text:style-name="T60">fall</text:span><text:span text:style-name="T59">_to</text:span><text:span text:style-name="T58">.</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7">for</text:span> setup check<text:span text:style-name="T57">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7">for</text:span> hold <text:span text:style-name="T57">checks</text:span>.</text:p>
          </table:table-cell>
        </table:table-row>
        <table:table-row table:style-name="Table78.1">
          <table:table-cell table:style-name="Table78.A2" office:value-type="string">
            <text:p text:style-name="P12">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5"><text:soft-page-break/>The <text:span text:style-name="Command">set_clock_uncertainty</text:span> command specifies the uncertainty or jitter in a clock. <text:span text:style-name="T61">The uncertainty for a clock can be specified on its source pin or port, or the clock itself. </text:span></text:p>
      <text:p text:style-name="P56"><text:span text:style-name="Command">set_clock_uncertainty .</text:span><text:span text:style-name="Command"><text:span text:style-name="T61">1 [get_clock clk1]</text:span></text:span></text:p>
      <text:p text:style-name="P57"><text:span text:style-name="T61">Inter-clock uncertainty between the source and target clocks of timing checks is specified with the ‑</text:span><text:span text:style-name="Command"><text:span text:style-name="T61">from|‑rise_from|-fall_from</text:span></text:span><text:span text:style-name="T61"> </text:span><text:span text:style-name="T62">and</text:span><text:span text:style-name="T61"> ‑</text:span><text:span text:style-name="T62">to</text:span><text:span text:style-name="Command"><text:span text:style-name="T61">|‑rise_</text:span></text:span><text:span text:style-name="Command"><text:span text:style-name="T62">to</text:span></text:span><text:span text:style-name="Command"><text:span text:style-name="T61">|-fall_</text:span></text:span><text:span text:style-name="Command"><text:span text:style-name="T62">to</text:span></text:span><text:span text:style-name="T61"> arguments .</text:span></text:p>
      <text:p text:style-name="P56"><text:span text:style-name="Command">set_clock_uncertainty -</text:span><text:span text:style-name="Command"><text:span text:style-name="T61">from [get_clock clk1] -to [get_clocks clk2] </text:span></text:span><text:span text:style-name="Command">.</text:span><text:span text:style-name="Command"><text:span text:style-name="T61">1</text:span></text:span></text:p>
      <text:p text:style-name="P57"><text:span text:style-name="Command"><text:span text:style-name="T37">The following commands are equivalent.</text:span></text:span></text:p>
      <text:p text:style-name="P58"><text:span text:style-name="Command"><text:span text:style-name="T62">set_clock_uncertainty -</text:span></text:span><text:span text:style-name="Command"><text:span text:style-name="T61">from [get_clock clk1] -</text:span></text:span><text:span text:style-name="Command"><text:span text:style-name="T62">rise_</text:span></text:span><text:span text:style-name="Command"><text:span text:style-name="T61">to [get_clocks clk2] </text:span></text:span><text:span text:style-name="Command"><text:span text:style-name="T62">.</text:span></text:span><text:span text:style-name="Command"><text:span text:style-name="T61">1<text:line-break/></text:span></text:span><text:span text:style-name="Command">set_clock_uncertainty -</text:span><text:span text:style-name="Command"><text:span text:style-name="T61">from [get_clock clk1] -to [get_clocks clk2] -</text:span></text:span><text:span text:style-name="Command"><text:span text:style-name="T62">rise </text:span></text:span><text:span text:style-name="Command">.</text:span><text:span text:style-name="Command"><text:span text:style-name="T6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8"><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76.1">
          <table:table-cell table:style-name="Table76.A2" office:value-type="string">
            <text:p text:style-name="P25">cap_unit</text:p>
          </table:table-cell>
          <table:table-cell table:style-name="Table76.A2" office:value-type="string">
            <text:p text:style-name="P18">The capacitance scale factor followed by 'f'.</text:p>
          </table:table-cell>
        </table:table-row>
        <table:table-row table:style-name="Table76.1">
          <table:table-cell table:style-name="Table76.A2" office:value-type="string">
            <text:p text:style-name="P25">res_unit</text:p>
          </table:table-cell>
          <table:table-cell table:style-name="Table76.A2" office:value-type="string">
            <text:p text:style-name="P18">The resistance scale factor followed by 'ohm'.</text:p>
          </table:table-cell>
        </table:table-row>
        <table:table-row table:style-name="Table76.1">
          <table:table-cell table:style-name="Table76.A2" office:value-type="string">
            <text:p text:style-name="P25">time_unit</text:p>
          </table:table-cell>
          <table:table-cell table:style-name="Table76.A2" office:value-type="string">
            <text:p text:style-name="P18">The time scale factor followed by 's'.</text:p>
          </table:table-cell>
        </table:table-row>
        <table:table-row table:style-name="Table76.1">
          <table:table-cell table:style-name="Table76.A2" office:value-type="string">
            <text:p text:style-name="P25">voltage_unit</text:p>
          </table:table-cell>
          <table:table-cell table:style-name="Table76.A2" office:value-type="string">
            <text:p text:style-name="P16">The voltage scale factor followed by 'v<text:span text:style-name="T39">'</text:span>.</text:p>
          </table:table-cell>
        </table:table-row>
        <table:table-row table:style-name="Table76.1">
          <table:table-cell table:style-name="Table76.A2" office:value-type="string">
            <text:p text:style-name="P25">current_unit</text:p>
          </table:table-cell>
          <table:table-cell table:style-name="Table76.A2" office:value-type="string">
            <text:p text:style-name="P16">The current scale factor followed by 'A'.</text:p>
          </table:table-cell>
        </table:table-row>
        <table:table-row table:style-name="Table76.1">
          <table:table-cell table:style-name="Table76.A2" office:value-type="string">
            <text:p text:style-name="P25">power_unit</text:p>
          </table:table-cell>
          <table:table-cell table:style-name="Table76.A2" office:value-type="string">
            <text:p text:style-name="P16">The power scale factor followed by 'w'.</text:p>
          </table:table-cell>
        </table:table-row>
        <table:table-row table:style-name="Table76.1">
          <table:table-cell table:style-name="Table76.A2" office:value-type="string">
            <text:p text:style-name="P25">distance_unit</text:p>
          </table:table-cell>
          <table:table-cell table:style-name="Table76.A2" office:value-type="string">
            <text:p text:style-name="P16">The distance scale factor followed by 'm'.</text:p>
          </table:table-cell>
        </table:table-row>
      </table:table>
      <text:p text:style-name="Body_20_first">The <text:span text:style-name="Command"><text:span text:style-name="T23">set_cmd_units</text:span></text:span> command is used to<text:span text:style-name="T11"> change</text:span> the units used by the STA command interpreter when parsing commands and reporting results. <text:span text:style-name="T6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2">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4"/>
          </table:table-cell>
        </table:table-row>
        <table:table-row table:style-name="Table81.1">
          <table:table-cell table:style-name="Table81.A2" office:value-type="string">
            <text:p text:style-name="P13">to_port</text:p>
          </table:table-cell>
          <table:table-cell table:style-name="Table81.A2" office:value-type="string">
            <text:p text:style-name="P14"/>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3">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3">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66">set_input_delay</text:span> are not reported. Set the<text:span text:style-name="T11"> </text:span><text:span text:style-name="Command_20_Heading"><text:span text:style-name="T11">sta_input_port_default_clock</text:span></text:span><text:span text:style-name="Command_20_Heading"><text:span text:style-name="T36"> variable to </text:span></text:span><text:span text:style-name="Command_20_Heading"><text:span text:style-name="T69">1</text:span></text:span><text:span text:style-name="Command_20_Heading"><text:span text:style-name="T36"> to report paths from inputs without a </text:span></text:span><text:span text:style-name="Command_20_Heading"><text:span text:style-name="T69">set_input_delay</text:span></text:span><text:span text:style-name="Command_20_Heading"><text:span text:style-name="T3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7">[-rule </text:span></text:span><text:span text:style-name="Command"><text:span text:style-name="T3">rule_type</text:span></text:span><text:span text:style-name="Command"><text:span text:style-name="T1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7">[-voltage </text:span></text:span><text:span text:style-name="Command"><text:span text:style-name="T3">voltage</text:span></text:span><text:span text:style-name="Command"><text:span text:style-name="T1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5"> ha</text:span><text:span text:style-name="T56">s</text:span><text:span text:style-name="T55"> precidence over RC </text:span><text:span text:style-name="T56">SPEF </text:span><text:span text:style-name="T5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5">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5">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5">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5">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5">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5">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0">[-min]<text:line-break/>[-max]<text:line-break/></text:span></text:span><text:span text:style-name="Command_20_Argument"><text:span text:style-name="T19">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0">[-global]<text:line-break/>[-input]<text:line-break/>[-input_ports </text:span></text:span><text:span text:style-name="Command_20_Argument"><text:span text:style-name="T22">ports</text:span></text:span><text:span text:style-name="Command_20_Argument"><text:span text:style-name="T20">]<text:line-break/>[-pins </text:span></text:span><text:span text:style-name="Command_20_Argument"><text:span text:style-name="T22">pins</text:span></text:span><text:span text:style-name="Command_20_Argument"><text:span text:style-name="T20">]<text:line-break/>[-activity </text:span></text:span><text:span text:style-name="Command_20_Argument"><text:span text:style-name="T22">activity</text:span></text:span><text:span text:style-name="Command_20_Argument"><text:span text:style-name="T20">]<text:line-break/>[-duty </text:span></text:span><text:span text:style-name="Command_20_Argument"><text:span text:style-name="T22">duty</text:span></text:span><text:span text:style-name="Command_20_Argument"><text:span text:style-name="T20">]</text:span></text:span></text:p>
          </table:table-cell>
        </table:table-row>
        <table:table-row table:style-name="Table149.1">
          <table:table-cell table:style-name="Table149.A2" office:value-type="string">
            <text:p text:style-name="P5"><text:span text:style-name="Command_20_Argument"><text:span text:style-name="T22">-</text:span></text:span><text:span text:style-name="Command_20_Argument"><text:span text:style-name="T21">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5">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5">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2">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2">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3">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3">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3">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3">-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8"><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120.1">
          <table:table-cell table:style-name="Table120.A2" office:value-type="string">
            <text:p text:style-name="P25">cap_unit</text:p>
          </table:table-cell>
          <table:table-cell table:style-name="Table120.A2" office:value-type="string">
            <text:p text:style-name="P18">The capacitance scale factor followed by 'f'.</text:p>
          </table:table-cell>
        </table:table-row>
        <table:table-row table:style-name="Table120.1">
          <table:table-cell table:style-name="Table120.A2" office:value-type="string">
            <text:p text:style-name="P25">res_unit</text:p>
          </table:table-cell>
          <table:table-cell table:style-name="Table120.A2" office:value-type="string">
            <text:p text:style-name="P18">The resistance scale factor followed by 'ohm'.</text:p>
          </table:table-cell>
        </table:table-row>
        <table:table-row table:style-name="Table120.1">
          <table:table-cell table:style-name="Table120.A2" office:value-type="string">
            <text:p text:style-name="P25">time_unit</text:p>
          </table:table-cell>
          <table:table-cell table:style-name="Table120.A2" office:value-type="string">
            <text:p text:style-name="P18">The time scale factor followed by 's'.</text:p>
          </table:table-cell>
        </table:table-row>
        <table:table-row table:style-name="Table120.1">
          <table:table-cell table:style-name="Table120.A2" office:value-type="string">
            <text:p text:style-name="P25">voltage_unit</text:p>
          </table:table-cell>
          <table:table-cell table:style-name="Table120.A2" office:value-type="string">
            <text:p text:style-name="P16">The voltage scale factor followed by 'v'.</text:p>
          </table:table-cell>
        </table:table-row>
        <table:table-row table:style-name="Table120.1">
          <table:table-cell table:style-name="Table120.A2" office:value-type="string">
            <text:p text:style-name="P25">current_unit</text:p>
          </table:table-cell>
          <table:table-cell table:style-name="Table120.A2" office:value-type="string">
            <text:p text:style-name="P16">The current scale factor followed by 'A'.</text:p>
          </table:table-cell>
        </table:table-row>
        <table:table-row table:style-name="Table120.1">
          <table:table-cell table:style-name="Table120.A2" office:value-type="string">
            <text:p text:style-name="P25">power_unit</text:p>
          </table:table-cell>
          <table:table-cell table:style-name="Table120.A2" office:value-type="string">
            <text:p text:style-name="P16">The power scale factor followed by 'w'.</text:p>
          </table:table-cell>
        </table:table-row>
      </table:table>
      <text:p text:style-name="Body_20_first">The <text:span text:style-name="Command"><text:span text:style-name="T23">set_units</text:span></text:span> command is used to <text:span text:style-name="T39">check</text:span> the units used by the STA command interpreter when parsing commands and reporting results. If the current units differ from the <text:span text:style-name="T23">set_unit</text:span> value a warning is printed. Use the <text:span text:style-name="T23">set_cmd_units</text:span> command to change the command units.</text:p>
      <text:p text:style-name="Body">Units are specified as a scale factor followed by a unit name. The scale factors are as follows.</text:p>
      <text:p text:style-name="P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7">-source</text:span></text:span></text:p>
          </table:table-cell>
          <table:table-cell table:style-name="Table20.A1" office:value-type="string">
            <text:p text:style-name="Text_20_body"><text:span text:style-name="Command"><text:span text:style-name="T1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5"/>
          </table:table-cell>
        </table:table-row>
        <table:table-row table:style-name="Table42.1">
          <table:table-cell table:style-name="Table42.A2" office:value-type="string">
            <text:p text:style-name="P1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4"/>
          </table:table-cell>
        </table:table-row>
        <table:table-row table:style-name="Table45.1">
          <table:table-cell table:style-name="Table45.A2" office:value-type="string">
            <text:p text:style-name="P13">to_port</text:p>
          </table:table-cell>
          <table:table-cell table:style-name="Table45.A2" office:value-type="string">
            <text:p text:style-name="P14"/>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3">objects</text:p>
          </table:table-cell>
        </table:table-row>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7"><text:span text:style-name="Command_20_Argument"><text:span text:style-name="T26">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2">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2">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2">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2">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7"><text:span text:style-name="Command_20_Argument"><text:span text:style-name="T26">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3">write_path_spice</text:span> command writes a spice netlist for timing paths. Use <text:span text:style-name="T26">path_args</text:span> to specify <text:span text:style-name="T23">-from/-through/-to</text:span> as arguments to the <text:span text:style-name="T23">find_timing_paths</text:span> command. For each path, a spice netlist and the subckts referenced by the path are written in <text:span text:style-name="T26">spice_directory</text:span>. The spice netlist is written in path_&lt;id&gt;.sp and subckt file is <text:span text:style-name="T23">path_&lt;id&gt;</text:span>.subckt.</text:p>
      <text:p text:style-name="Body_20_first">The spice netlists used by the path are written to <text:span text:style-name="T26">subckt_file</text:span>, which spice_file <text:span text:style-name="T23">.includes</text:span>. The device models used by the spice subckt netlists in <text:span text:style-name="T26">model_file</text:span> are also <text:span text:style-name="T23">.included</text:span> in spice_file. Power and ground names are specified with the <text:span text:style-name="T23">-power</text:span> and <text:span text:style-name="T23">-ground</text:span> arguments. The spice netlist includes a piecewise linear voltage source at the input and <text:span text:style-name="T23">.measure</text:span> statement for each gate delay and pin slew.</text:p>
      <text:p text:style-name="P60">Example command:</text:p>
      <text:p text:style-name="P61">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3">TIMESCALE</text:span> is same as the <text:span text:style-name="T23">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9">timing_model</text:span></text:span></text:p>
          </table:table-cell>
          <table:table-cell table:style-name="Table58.A1" office:value-type="string">
            <text:p text:style-name="P29"><text:span text:style-name="T50">[-</text:span><text:span text:style-name="T64">library</text:span><text:span text:style-name="T50">_name </text:span><text:span text:style-name="T6">lib</text:span><text:span text:style-name="T4">_name</text:span><text:span text:style-name="T50">]<text:line-break/>[-cell_name </text:span><text:span text:style-name="T4">cell_name</text:span><text:span text:style-name="T50">]</text:span></text:p>
            <text:p text:style-name="P28">[-<text:span text:style-name="T49">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20"><text:span text:style-name="T6">lib</text:span><text:span text:style-name="T4">_name</text:span></text:p>
          </table:table-cell>
          <table:table-cell table:style-name="Table58.A2" office:value-type="string">
            <text:p text:style-name="P48">The name to use for the liberty <text:span text:style-name="T64">library. Defaults to </text:span><text:span text:style-name="Command_20_Argument"><text:span text:style-name="T26">cell_name</text:span></text:span><text:span text:style-name="T64">.</text:span></text:p>
          </table:table-cell>
        </table:table-row>
        <table:table-row table:style-name="Table58.1">
          <table:table-cell table:style-name="Table58.A2" office:value-type="string">
            <text:p text:style-name="P19"><text:span text:style-name="Command_20_Argument"><text:span text:style-name="T27">cell_name</text:span></text:span></text:p>
          </table:table-cell>
          <table:table-cell table:style-name="Table58.A2" office:value-type="string">
            <text:p text:style-name="P46">The name to use for the liberty cell. <text:span text:style-name="T64">Defaults to the top level module name.</text:span></text:p>
          </table:table-cell>
        </table:table-row>
        <table:table-row table:style-name="Table58.1">
          <table:table-cell table:style-name="Table58.A2" office:value-type="string">
            <text:p text:style-name="P24"><text:span text:style-name="Command_20_Argument"><text:span text:style-name="T25">corner</text:span></text:span></text:p>
          </table:table-cell>
          <table:table-cell table:style-name="Table58.A2" office:value-type="string">
            <text:p text:style-name="P47">The process corner to use for extracting the model.</text:p>
          </table:table-cell>
        </table:table-row>
        <table:table-row table:style-name="Table58.1">
          <table:table-cell table:style-name="Table58.A2" office:value-type="string">
            <text:p text:style-name="P23">filename</text:p>
          </table:table-cell>
          <table:table-cell table:style-name="Table58.A2" office:value-type="string">
            <text:p text:style-name="P8">Filename to write.</text:p>
          </table:table-cell>
        </table:table-row>
      </table:table>
      <text:p text:style-name="P49"/>
      <text:p text:style-name="P51">The write_timing_model command constructs a liberty timing model for the current design and writes it to <text:span text:style-name="T3">file</text:span><text:span text:style-name="T5">name</text:span>. <text:span text:style-name="Command_20_Argument"><text:span text:style-name="T27">cell_name</text:span></text:span><text:span text:style-name="T51"> defaults to the cell name of the top level block in the design.</text:span></text:p>
      <text:p text:style-name="P50"><text:span text:style-name="T53">The SDC used to extract the block should include the clock definitions, but not </text:span><text:span text:style-name="T32">set_</text:span><text:span text:style-name="T33">input_delay </text:span><text:span text:style-name="T53"><text:s/>or </text:span><text:span text:style-name="T32">set_</text:span><text:span text:style-name="T33">output_delay</text:span><text:span text:style-name="T53"> commands.. </text:span><text:span text:style-name="T54">Using </text:span><text:span text:style-name="T32">set_</text:span><text:span text:style-name="T33">input_</text:span><text:span text:style-name="T34">transition</text:span><text:span text:style-name="T54"> with the slew from the block context will be used will improve the match between the timing model and the block netlist. </text:span><text:span text:style-name="T52">Use the </text:span><text:span text:style-name="T32">set_propagated_clock </text:span><text:span text:style-name="T52">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9">s<text:line-break/></text:span>clock to output timing paths</text:p>
      <text:p text:style-name="Body">The extracted timing model setup/hold checks are scalar (no input slew dependence). Delay timing arcs are load dependent but do not include input slew dependency.</text:p>
      <text:p text:style-name="P52"/>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1">[-sort<text:span text:style-name="T14">]</text:span></text:p>
            <text:p text:style-name="P21"><text:span text:style-name="T14">[-include_pwr_gnd]</text:span><text:line-break/>[-remove_cells <text:span text:style-name="T3">lib_cells</text:span><text:span text:style-name="T14">]</text:span><text:line-break/><text:span text:style-name="T3">filename</text:span></text:p>
          </table:table-cell>
        </table:table-row>
        <text:soft-page-break/>
        <table:table-row table:style-name="Table109.1">
          <table:table-cell table:style-name="Table109.A2" office:value-type="string">
            <text:p text:style-name="P17"><text:span text:style-name="Command_20_Argument"><text:span text:style-name="T30">-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6">-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2">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2">filename</text:p>
          </table:table-cell>
          <table:table-cell table:style-name="Table109.A2" office:value-type="string">
            <text:p text:style-name="P3">Filename to write.</text:p>
          </table:table-cell>
        </table:table-row>
      </table:table>
      <text:p text:style-name="Body_20_first">The <text:span text:style-name="T23">write_verilog</text:span> command writes a verilog netlist to <text:span text:style-name="T26">filename</text:span>. Use <text:span text:style-name="T30">-sort</text:span> to sort the instances so the results are reproducible across operating systems. Use <text:span text:style-name="T23">-remove_cells</text:span> to remove instances of <text:span text:style-name="T26">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9</meta:editing-cycles>
    <meta:print-date>2011-02-05T01:56:00</meta:print-date>
    <meta:creation-date>2010-07-31T21:07:00</meta:creation-date>
    <dc:date>2022-10-09T14:51:05.472835352</dc:date>
    <meta:editing-duration>P51DT6H11M8S</meta:editing-duration>
    <meta:generator>LibreOffice/7.3.2.2$MacOSX_AARCH64 LibreOffice_project/49f2b1bff42cfccbd8f788c8dc32c1c309559be0</meta:generator>
    <meta:document-statistic meta:table-count="156" meta:image-count="0" meta:object-count="0" meta:page-count="75" meta:paragraph-count="1740" meta:word-count="12945" meta:character-count="88482" meta:non-whitespace-character-count="766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